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1c9abc" officeooo:paragraph-rsid="001c9abc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fo:color="#000000" loext:opacity="100%" style:font-name="Arial" fo:font-size="12pt" officeooo:rsid="001c9abc" fo:background-color="transparent" style:font-size-asian="12pt" style:font-size-complex="12pt"/>
    </style:style>
    <style:style style:name="P5" style:family="paragraph" style:parent-style-name="Heading_20_2">
      <style:paragraph-properties fo:text-align="center" style:justify-single-word="false"/>
      <style:text-properties style:font-name="Arial" fo:font-size="12pt" style:font-size-asian="12pt" style:font-size-complex="12pt"/>
    </style:style>
    <style:style style:name="T1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2" style:family="text">
      <style:text-properties fo:color="#000000" loext:opacity="100%" fo:font-size="12pt" officeooo:rsid="001c9abc" fo:background-color="transparent" loext:char-shading-value="0" style:font-size-asian="12pt" style:font-size-complex="12pt"/>
    </style:style>
    <style:style style:name="T3" style:family="text">
      <style:text-properties officeooo:rsid="001c9abc"/>
    </style:style>
    <style:style style:name="T4" style:family="text">
      <style:text-properties officeooo:rsid="001d2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T4">C</text:span>amada de rede</text:h>
      <text:p text:style-name="P4"/>
      <text:p text:style-name="P3"><text:span text:style-name="T2">1) </text:span><text:span text:style-name="T1">A camada de rede em um modelo de referência de rede tem o propósito de abstrair as diferenças entre as tecnologias de acesso às redes das camadas de aplicação e de transporte, permitindo que os pacotes de dados sejam transmitidos de forma eficiente e confiável entre diferentes redes. Ela realiza essa abstração através do uso de </text:span>endereçamento IP e do encaminhamento de pacotes por meio de roteadores.</text:p>
      <text:p text:style-name="P3"><text:span text:style-name="T3">2) </text:span>A diferença entre os mecanismos de endereçamento das camadas de rede e de transporte é que a camada de rede usa endereços IP para identificar os dispositivos de rede (como computadores e roteadores) em uma rede, enquanto a camada de transporte usa portas para identificar os aplicativos em execução em um dispositivo. O endereçamento IP é necessário para o encaminhamento de pacotes entre redes diferentes, enquanto as portas são necessárias para a entrega correta dos dados aos aplicativos em execução no dispositivo de destino.</text:p>
      <text:p text:style-name="P3"><text:span text:style-name="T3">3) </text:span>Um roteador é um dispositivo de rede responsável por encaminhar pacotes de dados entre redes diferentes. Ele opera na camada de rede e possui várias interfaces de rede que estão conectadas a diferentes redes. A principal função de um roteador é examinar o endereço IP de destino de um pacote de dados recebido e determinar a rota mais adequada para encaminhá-lo até o destino.</text:p>
      <text:p text:style-name="P3"><text:span text:style-name="T3">4) </text:span>Embora o fluxo de datagramas da camada de rede não garanta a entrega dos pacotes, o TCP (Protocolo de Controle de Transmissão) da camada de transporte é responsável por garantir a entrega confiável dos dados. O TCP atinge isso utilizando técnicas como confirmações de recebimento (ACKs), retransmissões, controle de fluxo e controle de congestionamento. Ele estabelece uma conexão confiável entre as duas extremidades da comunicação e segmenta os dados em pacotes, retransmitindo-os, se necessário, até que sejam entregues corretamente.</text:p>
      <text:p text:style-name="P3"><text:span text:style-name="T3">6) </text:span>O programa "ping" é uma ferramenta de diagnóstico de rede que envia pacotes ICMP Echo Request (solicitação de eco) para um host específico e aguarda as respostas ICMP Echo Reply (resposta de eco). O protocolo ICMP (Internet Control Message Protocol) é um protocolo de camada de rede utilizado para relatar erros, transmitir mensagens de controle e fornecer informações de diagnóstico na rede. O "ping" é usado para testar a conectividade e a latência da rede, verificando se um host remoto está alcançável e medindo o tempo de respost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no: André Luiz Veloso Cruz [TADS21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4T13:49:52.622000000</meta:creation-date>
    <dc:date>2023-06-04T14:57:30.395000000</dc:date>
    <meta:editing-duration>PT1H7M28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7" meta:word-count="396" meta:character-count="2445" meta:non-whitespace-character-count="2056"/>
  </office:meta>
</office:document-meta>
</file>